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 table:number-columns-spanned="2" table:number-rows-spanned="1">
            <text:p>Ug = 200 mV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f [Hz]</text:p>
          </table:table-cell>
          <table:table-cell office:value-type="string" calcext:value-type="string">
            <text:p>uc [V]</text:p>
          </table:table-cell>
          <table:table-cell table:style-name="ce1" office:value-type="string" calcext:value-type="string">
            <text:p>Au [dB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4" calcext:value-type="float">
            <text:p>6,64</text:p>
          </table:table-cell>
          <table:table-cell table:formula="of:=20*LOG([.B3]/(200*10^-3))" office:value-type="float" office:value="30.4227616740807" calcext:value-type="float">
            <text:p>30,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54" calcext:value-type="float">
            <text:p>6,54</text:p>
          </table:table-cell>
          <table:table-cell table:formula="of:=20*LOG([.B4]/(200*10^-3))" office:value-type="float" office:value="30.2909550532057" calcext:value-type="float">
            <text:p>30,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41" calcext:value-type="float">
            <text:p>6,41</text:p>
          </table:table-cell>
          <table:table-cell table:formula="of:=20*LOG([.B5]/(200*10^-3))" office:value-type="float" office:value="30.1165606770967" calcext:value-type="float">
            <text:p>30,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38" calcext:value-type="float">
            <text:p>6,38</text:p>
          </table:table-cell>
          <table:table-cell table:formula="of:=20*LOG([.B6]/(200*10^-3))" office:value-type="float" office:value="30.0758136611436" calcext:value-type="float">
            <text:p>30,08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6.17" calcext:value-type="float">
            <text:p>6,17</text:p>
          </table:table-cell>
          <table:table-cell table:formula="of:=20*LOG([.B7]/(200*10^-3))" office:value-type="float" office:value="29.7851033673852" calcext:value-type="float">
            <text:p>29,79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5.9" calcext:value-type="float">
            <text:p>5,9</text:p>
          </table:table-cell>
          <table:table-cell table:formula="of:=20*LOG([.B8]/(200*10^-3))" office:value-type="float" office:value="29.3964403195633" calcext:value-type="float">
            <text:p>29,40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4.91" calcext:value-type="float">
            <text:p>4,91</text:p>
          </table:table-cell>
          <table:table-cell table:formula="of:=20*LOG([.B9]/(200*10^-3))" office:value-type="float" office:value="27.8010299291797" calcext:value-type="float">
            <text:p>27,80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3.37" calcext:value-type="float">
            <text:p>3,37</text:p>
          </table:table-cell>
          <table:table-cell table:formula="of:=20*LOG([.B10]/(200*10^-3))" office:value-type="float" office:value="24.5319981041471" calcext:value-type="float">
            <text:p>24,53</text:p>
          </table:table-cell>
        </table:table-row>
        <table:table-row table:style-name="ro1">
          <table:table-cell office:value-type="string" calcext:value-type="string">
            <text:p>150k</text:p>
          </table:table-cell>
          <table:table-cell office:value-type="float" office:value="2.49" calcext:value-type="float">
            <text:p>2,49</text:p>
          </table:table-cell>
          <table:table-cell table:formula="of:=20*LOG([.B11]/(200*10^-3))" office:value-type="float" office:value="21.9033870286351" calcext:value-type="float">
            <text:p>21,90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1.91" calcext:value-type="float">
            <text:p>1,91</text:p>
          </table:table-cell>
          <table:table-cell table:formula="of:=20*LOG([.B12]/(200*10^-3))" office:value-type="float" office:value="19.6000674316749" calcext:value-type="float">
            <text:p>19,60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office:value-type="float" office:value="1.28" calcext:value-type="float">
            <text:p>1,28</text:p>
          </table:table-cell>
          <table:table-cell table:formula="of:=20*LOG([.B13]/(200*10^-3))" office:value-type="float" office:value="16.1235994796777" calcext:value-type="float">
            <text:p>16,12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office:value-type="float" office:value="0.96" calcext:value-type="float">
            <text:p>0,96</text:p>
          </table:table-cell>
          <table:table-cell table:formula="of:=20*LOG([.B14]/(200*10^-3))" office:value-type="float" office:value="13.6248247475117" calcext:value-type="float">
            <text:p>13,62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office:value-type="float" office:value="0.72" calcext:value-type="float">
            <text:p>0,72</text:p>
          </table:table-cell>
          <table:table-cell table:formula="of:=20*LOG([.B15]/(200*10^-3))" office:value-type="float" office:value="11.1260500153457" calcext:value-type="float">
            <text:p>11,1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Uc=5,46 V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2:16:04.599000000</meta:creation-date>
    <dc:date>2015-10-04T20:39:19.579000000</dc:date>
    <meta:editing-duration>P1DT7H1M7S</meta:editing-duration>
    <meta:editing-cycles>2</meta:editing-cycles>
    <meta:generator>LibreOffice/5.0.2.2$Windows_x86 LibreOffice_project/37b43f919e4de5eeaca9b9755ed688758a8251fe</meta:generator>
    <meta:document-statistic meta:table-count="1" meta:cell-count="44" meta:object-count="0"/>
  </office:meta>
</office:document-meta>
</file>